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normal" officeooo:rsid="000b6aba" officeooo:paragraph-rsid="000b6aba" style:font-weight-asian="normal" style:font-weight-complex="normal"/>
    </style:style>
    <style:style style:name="P3" style:family="paragraph" style:parent-style-name="Text_20_body">
      <style:text-properties fo:font-weight="normal" officeooo:rsid="000c1635" officeooo:paragraph-rsid="000c1635" style:font-weight-asian="normal" style:font-weight-complex="normal"/>
    </style:style>
    <style:style style:name="P4" style:family="paragraph" style:parent-style-name="Text_20_body">
      <style:text-properties fo:font-weight="normal" officeooo:rsid="000d8d83" officeooo:paragraph-rsid="000d8d83" style:font-weight-asian="normal" style:font-weight-complex="normal"/>
    </style:style>
    <style:style style:name="P5" style:family="paragraph" style:parent-style-name="Text_20_body">
      <style:text-properties fo:font-style="italic" fo:font-weight="normal" officeooo:rsid="000b6aba" officeooo:paragraph-rsid="000b6aba" style:font-style-asian="italic" style:font-weight-asian="normal" style:font-style-complex="italic" style:font-weight-complex="normal"/>
    </style:style>
    <style:style style:name="P6" style:family="paragraph" style:parent-style-name="Text_20_body">
      <style:text-properties fo:font-style="normal" fo:font-weight="normal" officeooo:rsid="00118c18" officeooo:paragraph-rsid="00118c18" style:font-style-asian="normal" style:font-weight-asian="normal" style:font-style-complex="normal" style:font-weight-complex="normal"/>
    </style:style>
    <style:style style:name="P7" style:family="paragraph" style:parent-style-name="Text_20_body">
      <style:text-properties fo:font-style="normal" fo:font-weight="normal" officeooo:rsid="0014fad2" officeooo:paragraph-rsid="0014fad2" style:font-style-asian="normal" style:font-weight-asian="normal" style:font-style-complex="normal" style:font-weight-complex="normal"/>
    </style:style>
    <style:style style:name="P8" style:family="paragraph" style:parent-style-name="Text_20_body">
      <style:text-properties fo:font-style="normal" fo:font-weight="normal" officeooo:rsid="00118c18" officeooo:paragraph-rsid="00118c18" style:font-style-asian="normal" style:font-weight-asian="normal" style:font-style-complex="normal" style:font-weight-complex="normal"/>
    </style:style>
    <style:style style:name="P9" style:family="paragraph" style:parent-style-name="Text_20_body">
      <style:text-properties fo:font-style="normal" fo:font-weight="normal" officeooo:rsid="0015cdeb" officeooo:paragraph-rsid="0015cdeb" style:font-style-asian="normal" style:font-weight-asian="normal" style:font-style-complex="normal" style:font-weight-complex="normal"/>
    </style:style>
    <style:style style:name="P10" style:family="paragraph" style:parent-style-name="Text_20_body">
      <style:text-properties fo:font-style="normal" fo:font-weight="normal" officeooo:rsid="001768fe" officeooo:paragraph-rsid="001768fe" style:font-style-asian="normal" style:font-weight-asian="normal" style:font-style-complex="normal" style:font-weight-complex="normal"/>
    </style:style>
    <style:style style:name="P11" style:family="paragraph" style:parent-style-name="Text_20_body">
      <style:text-properties fo:font-style="normal" fo:font-weight="normal" officeooo:rsid="001830d3" officeooo:paragraph-rsid="001830d3" style:font-style-asian="normal" style:font-weight-asian="normal" style:font-style-complex="normal" style:font-weight-complex="normal"/>
    </style:style>
    <style:style style:name="P12" style:family="paragraph" style:parent-style-name="Text_20_body">
      <style:text-properties fo:font-style="normal" fo:font-weight="normal" officeooo:rsid="00191789" officeooo:paragraph-rsid="00191789" style:font-style-asian="normal" style:font-weight-asian="normal" style:font-style-complex="normal" style:font-weight-complex="normal"/>
    </style:style>
    <style:style style:name="P13" style:family="paragraph" style:parent-style-name="Heading_20_1">
      <style:text-properties officeooo:rsid="000b3d90" officeooo:paragraph-rsid="000b3d90"/>
    </style:style>
    <style:style style:name="T1" style:family="text">
      <style:text-properties fo:font-size="12pt" officeooo:rsid="00118c18" style:font-size-asian="12pt" style:font-size-complex="12pt"/>
    </style:style>
    <style:style style:name="T2" style:family="text">
      <style:text-properties fo:font-weight="bold" officeooo:rsid="00118c18" style:font-weight-asian="bold" style:font-weight-complex="bold"/>
    </style:style>
    <style:style style:name="T3" style:family="text">
      <style:text-properties officeooo:rsid="000c1635"/>
    </style:style>
    <style:style style:name="T4" style:family="text">
      <style:text-properties fo:font-style="italic" style:font-style-asian="italic" style:font-style-complex="italic"/>
    </style:style>
    <style:style style:name="T5" style:family="text">
      <style:text-properties fo:font-style="italic" officeooo:rsid="000c1635" style:font-style-asian="italic" style:font-style-complex="italic"/>
    </style:style>
    <style:style style:name="T6" style:family="text">
      <style:text-properties fo:font-style="italic" officeooo:rsid="00118c18" style:font-style-asian="italic" style:font-style-complex="italic"/>
    </style:style>
    <style:style style:name="T7" style:family="text">
      <style:text-properties fo:font-style="italic" officeooo:rsid="001335c5" style:font-style-asian="italic" style:font-style-complex="italic"/>
    </style:style>
    <style:style style:name="T8" style:family="text">
      <style:text-properties fo:font-style="italic" officeooo:rsid="0014fad2" style:font-style-asian="italic" style:font-style-complex="italic"/>
    </style:style>
    <style:style style:name="T9" style:family="text">
      <style:text-properties fo:font-style="italic" officeooo:rsid="0015cdeb" style:font-style-asian="italic" style:font-style-complex="italic"/>
    </style:style>
    <style:style style:name="T10" style:family="text">
      <style:text-properties fo:font-style="italic" officeooo:rsid="001768fe" style:font-style-asian="italic" style:font-style-complex="italic"/>
    </style:style>
    <style:style style:name="T11" style:family="text">
      <style:text-properties fo:font-style="italic" officeooo:rsid="001830d3"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5cdeb" style:font-style-asian="italic" style:font-weight-asian="bold" style:font-style-complex="italic" style:font-weight-complex="bold"/>
    </style:style>
    <style:style style:name="T14" style:family="text">
      <style:text-properties officeooo:rsid="000ea8b2"/>
    </style:style>
    <style:style style:name="T15" style:family="text">
      <style:text-properties officeooo:rsid="00103814"/>
    </style:style>
    <style:style style:name="T16" style:family="text">
      <style:text-properties officeooo:rsid="001830d3"/>
    </style:style>
    <style:style style:name="T17" style:family="text">
      <style:text-properties officeooo:rsid="00184a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hương 1: Sơ Nhập Thế Giới</text:h>
      <text:p text:style-name="P5">“Cường nhi, mau về ăn cơm nào!”</text:p>
      <text:p text:style-name="P2">Tiếng gọi từ một người phụ nữ trạc trạc ba mươi ba lăm, khuôn mặt tròn với ánh mắt sắc bén thường thấy của một bà chủ quán ăn với thân hình hơi béo <text:span text:style-name="T3">một tí</text:span>. </text:p>
      <text:p text:style-name="P2">Trong đám trẻ con đang chơi đùa <text:span text:style-name="T3">hăng say bỗng vọng ra một tiếng nói trong trẻo, mang một âm sắc vui vẻ:</text:span></text:p>
      <text:p text:style-name="P2">“<text:span text:style-name="T5">Mẹ cứ về trước đi, tí con về ăn sau cũng được.</text:span>”</text:p>
      <text:p text:style-name="P3">Bẵng đi một lúc, người phụ nữ vẫn đứng đó và chỉ chăm chú nhìn vào đám trẻ và tằng hắng một tiếng. Chỉ với một tiếng nhỏ vang lên từ người phụ nữ, bỗng dưng cả đám trẻ đang ồn ào náo nhiệt đều phải đình chỉ hành động, khuôn mặt căng thẳng và đồng thành nói to:</text:p>
      <text:p text:style-name="P3">“<text:span text:style-name="T4">Ê </text:span><text:span text:style-name="T12">Âu Cường,</text:span><text:span text:style-name="T4"> về đi kẻo cả nhóm lại bị vạ lây. Tí nữa quay lại chơi cũng được.</text:span>”</text:p>
      <text:p text:style-name="P4">Một cậu bé với chiều cao tầm một mét mốt, khuôn mặt tròn, đỏ au tinh nghịch đứng ra tranh cãi với tụi còn lại, nhưng có vẻ như mãnh hổ nan địch quần hùng, đành lủi thủi chạy lại người phụ nữ kia, vừa đi vừa lầm bầm gì đó.</text:p>
      <text:p text:style-name="P4">Âu Cường cùng mẹ trở về nhà, nơi là một nhà hàng nho nhỏ, tầm hai chục bàn có tên là Bảo Long <text:span text:style-name="T15">quán</text:span>. <text:span text:style-name="T14">Giữa nhà hàng có một bàn ăn rộng tầm năm mét, hình bầu dục, đã dọn sẵn bát đũa sẵn sàng. Gia nhân trong nhà tới lui chuẩn bị bữa ăn rất nhịp nhàng. Người phụ nữ đi với Âu Cường luôn tay chỉ trỏ với một nhịp độ đều đặn. Âu Cường thân hình nhỏ nhắn lẻn đi ra sau nhà, với tay lấy chiếc gàu dội vài ca nước để rửa tay rửa chân một cách thuần thục. Trời xanh, gió mát nước trong làm cho cậu bé cảm thấy thật khoan </text:span><text:soft-page-break/><text:span text:style-name="T14">khoái, đứng ngây ra dưới gốc cây bàng mà tận hưởng bầu không khí.</text:span></text:p>
      <text:p text:style-name="P4">Đang <text:span text:style-name="T15">chìm trong suy tưởng, thì bỗng có một giọng nói trầm vang lên:</text:span></text:p>
      <text:p text:style-name="P4">“<text:span text:style-name="T6">Này Âu Cường, sao còn đứng đó, màu vào bàn mà ăn đi con.</text:span>”</text:p>
      <text:p text:style-name="P6">Cậu bé vui vẻ chạy lại chỗ Âu Hải, hí hửng kể lại chuyện ngày hôm nay đã đánh thắng những đứa khác như thế nào, oai phong thế nào. Mặt Âu Hải thoáng lộ nét không hài lòng, nhưng nhanh chóng biến mất.</text:p>
      <text:p text:style-name="P6">Các món chính đã được soạn xong, thì cũng là lúc hai bố con Âu Hải và Âu Cường cùng ngồi vào bàn. Hai người họ xởi lởi mời mọi người cùng ngồi vào bàn. Nhà Âu gia thì chỉ gồm có ba người, còn lại đều là tiểu nhị, và đầu bếp của nhà hàng. Tất cả cùng ngồi vào bàn, không phân biệt chủ tớ, mọi người đều tỏ ra vui vẻ, hòa đồng. </text:p>
      <text:p text:style-name="P6">Sau khi đã ổn định chỗ ngồi, Dương Thanh Nghi - là người phụ nữ đã dẫn Âu Cường về nhà đứng lên nói: </text:p>
      <text:p text:style-name="P6">“<text:span text:style-name="T4">Chúng ta hôm nay ngồi đây, cùng nhau ăn mừng về sự thành công của nhà hàng. Sau vài năm kinh doanh, nhà hàng </text:span><text:span text:style-name="T7">của </text:span><text:span text:style-name="T4">chúng ta cũng đã trở thành một nhà hàng có tiếng ở </text:span><text:span text:style-name="T8">thành Hà Châu</text:span><text:span text:style-name="T7"> này. Với đà này, tôi quyết định là nhà hàng sẽ được mở rộng kinh doanh với sự giúp đỡ của mọi người, cùng nhau chúng ta đưa nhà hàng lên tầm cao mới. Nào cùng nhau cụng ly!</text:span>”</text:p>
      <text:p text:style-name="P7">Mọi người cùng ăn uống vui vẻ, vừa ăn vừa nói chuyện về cách mở rộng nhà hàng, thuê thêm người và quảng bá nhà hàng như thế nào. Thì Âu Hải bỗng lên tiếng:</text:p>
      <text:p text:style-name="P7">“<text:span text:style-name="T9">Tình thế hiện giờ không tốt để đầu tư phát triển lâu dài ở đây. </text:span><text:span text:style-name="T13">Bắc Hàn quốc*</text:span><text:span text:style-name="T9"> đang lăm le đưa quân về phía Nam, có khả năng sẽ tấn công </text:span><text:span text:style-name="T13">Cửu Châu quốc* </text:span><text:span text:style-name="T9">chúng ta đầu tiên. Hà Châu thành ở Trung Châu, khoảng cách tới biên giới phía Bắc cũng không xa </text:span><text:soft-page-break/><text:span text:style-name="T9">lắm. Chỉ cần vượt qua tiền tuyến phía bắc, băng qua hai con sông lớn là đã <text:s/></text:span><text:span text:style-name="T11">tiến </text:span><text:span text:style-name="T9">sát thành Hà Châu rồi.</text:span>”</text:p>
      <text:p text:style-name="P9">Không khí bỗng nhiên lặng xuống, ai nấy cũng đều lo lắng. Biết Âu Hải là phụ tá cho thành chủ, chuyên quản lý thông quan cho hàng hóa đường sông. Tuy vị trí không cao, nhưng cũng có nắm sơ sơ thông tin từ phía quan phủ. </text:p>
      <text:p text:style-name="P9">Âu Hải lại nói tiếp: “<text:span text:style-name="T4">Tuy vậy chúng ta vẫn phải mở rộng nhà hàng, tranh thủ được lúc nào hay lúc ấy, </text:span><text:span text:style-name="T10">bây giờ di chuyển vào Nam tốn kém trăm bề, chưa kể thuế phí ở các thành lớn phía Nam cũng cao. Chúng ta tới đó lại phải lay lắt qua ngày. Chi bằng ở lại đây, kiếm thêm chút nào hay chút ấy, rồi tới lúc cần rồi hẵng đi.</text:span>”</text:p>
      <text:p text:style-name="P10">Tiếng xì xầm vang lên, ai nấy đều có chút lo lắng trên mặt. Lúc này thì Dương Thanh Nghi lên tiếng ủng hộ chồng: “<text:span text:style-name="T4">Phu quân nói đúng, giờ chúng ta mà đi thì cũng sống kiếp làm thuê lay lắt qua ngày. Thà ở đây tích góp ít tài sản làm vốn rồi chúng ta có thể</text:span> <text:span text:style-name="T4">lánh nạn ở <text:s/>chỗ khác. Mọi người cứ yên tâm mà làm việc, vợ chồng tôi sẽ không bạc đãi mọi người, ai làm nhiều hưởng nhiều, ai làm ít hưởng ít, giờ không phải là lúc để nghĩ tới nhưng việc gây nản chí</text:span>”</text:p>
      <text:p text:style-name="P10">Đầu bếp, phụ bếp cho đến tiểu nhị ai nấy cũng gật đầu cho phải, trong giây lát mọi lo lắng dường như tiêu biến. Cơ bản thì từ trước đến giờ hai ông bà chủ luôn minh bạch chuyện tiền bạc, tháng nào doanh thu cao thì ngoài tiền công hằng tháng, mọi người còn được thêm tiền thưởng doanh thu, thường là <text:span text:style-name="T16">một nửa lợi nhuận được chia đều cho mỗi thành viên. Tiền bạc phân minh nên ai nấy cũng đều tin tưởng, mọi người không ai tị nạnh nhau, đều ra sức làm việc để tăng doanh thu.</text:span></text:p>
      <text:p text:style-name="P11">Chính nhờ cách quản lý đơn giản này mà từ một nhà hàng nhỏ bé, sau ba năm, Bảo Long quán đã được bài danh một trong năm mươi nhà hàng nổi tiếng của thành Hà Châu. <text:span text:style-name="T17">Khách ăn đa số là trung lưu thực khách ở Hà Châu và một số thành lân cận.</text:span></text:p>
      <text:p text:style-name="P11"><text:soft-page-break/>Ý <text:span text:style-name="T17">tưởng này được Âu Hải đọc được trong một quyển sách về quân sự, nói về việc điều binh khiển tướng, nhưng ông đã khéo léo áp dụng nó lên nhà hàng nhỏ của mình. Nhưng nó sẽ khó mà thành công nếu không có sự quản lý tốt và minh bạch từ người vợ đảm đang và tinh tế của mình.</text:span></text:p>
      <text:p text:style-name="P12">Âu Cường thì vẫn mải ăn uống, giống như kiểu mặc kệ sự đời, Bắc Hàn có tới thì lão tử cứ phải ăn cho no đã. Tuy mới năm tuổi nhưng Âu Cường khá cao và khỏe trong những đứa trẻ cùng tuổi. Thân cao mét hai, tay chân múp míp, mặt mũi cũng tạm không quá xấu, được cái ánh mắt lanh lợi, tinh nghịch.</text:p>
      <text:p text:style-name="P12">Âu Cường đang ăn thì thấy mọi người bỗng dưng yên lặng một cách bất thường thì cũng lên tiếng. “<text:span text:style-name="T4">Bắc Hàn thì có gì mà phải sợ, mọi người cứ ăn cho no, chạy cho khỏe thì đố nó bắt được mình. Con đây là chạy trốn tìm thì trong thành không ai bắt được con đâu</text:span>”. Nói xong cậu lại tiếp tục gắp những món khoái khẩu.</text:p>
      <text:p text:style-name="P12">Tuy chỉ là câu nói của trẻ con, nhưng cả bàn lại mỉm cười, ánh mắt lóe lên một tia hy vọng.</text:p>
      <text:p text:style-name="Preformatted_20_Text">(*) Ở phiến lục địa này hiện có bốn vương quốc là :</text:p>
      <text:p text:style-name="Preformatted_20_Text">Bắc Hàn quốc, quốc gia ở phía bắc của phiến lúc địa </text:p>
      <text:p text:style-name="Preformatted_20_Text">Cửu Châu quốc ở phía nam, có chín châu tự trị nhưng diện tích là rộng nhất.</text:p>
      <text:p text:style-name="Preformatted_20_Text">Phía tây có Giang Hạ quốc.</text:p>
      <text:p text:style-name="Preformatted_20_Text">Phía đông có Phù La quố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2in" style:auto-text-indent="false"/>
    </style:style>
    <style:style style:name="Preformatted_20_Text" style:display-name="Preformatted Text" style:family="paragraph" style:parent-style-name="Standard" style:class="html">
      <style:paragraph-properties fo:margin-top="0.2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officeooo:rsid="00118c18" style:font-size-asian="12pt" style:font-size-complex="12pt"/>
    </style:style>
    <style:style style:name="MT2" style:family="text">
      <style:text-properties fo:font-weight="bold" officeooo:rsid="00118c18"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CĐCG</text:span><text:tab/><text:span text:style-name="MT2">Chương 1</text:span><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6-03T00:23:30.407448343</dc:date>
    <meta:editing-duration>PT59M55S</meta:editing-duration>
    <meta:editing-cycles>10</meta:editing-cycles>
    <meta:document-statistic meta:table-count="0" meta:image-count="0" meta:object-count="0" meta:page-count="4" meta:paragraph-count="32" meta:word-count="1371" meta:character-count="6024" meta:non-whitespace-character-count="4678"/>
  </office:meta>
</office:document-meta>
</file>